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909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452in"/>
    </style:style>
    <style:style style:name="ro1" style:family="table-row">
      <style:table-row-properties style:row-height="0.1717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204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in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in"/>
      <style:text-properties style:font-name="Courier New" fo:font-size="12pt" fo:font-weight="bold"/>
    </style:style>
    <style:style style:name="ce7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in"/>
      <style:text-properties style:use-window-font-color="true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</office:automatic-styles>
  <office:body>
    <office:spreadsheet>
      <table:table table:name="bus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68014-bu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94">
            <text:p>94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0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95">
            <text:p>95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96">
            <text:p>96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2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97">
            <text:p>97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3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7">
            <text:p>117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4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8">
            <text:p>118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5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9">
            <text:p>119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6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20">
            <text:p>120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7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26">
            <text:p>126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8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27">
            <text:p>127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9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28">
            <text:p>128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0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1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22">
            <text:p>22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2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23">
            <text:p>23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3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24">
            <text:p>24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4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A15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59">
            <text:p>5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0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0">
            <text:p>60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1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1">
            <text:p>6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2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2">
            <text:p>6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3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3">
            <text:p>6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4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6">
            <text:p>8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5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7">
            <text:p>8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6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8">
            <text:p>8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7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dot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\_CS\_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38">
            <text:p>38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dot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\_OE\_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dot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\_PSEN\_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40">
            <text:p>40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dot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\_RD\_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41">
            <text:p>41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dot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\_WR\_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35">
            <text:p>35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EA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65">
          <table:table-cell table:style-name="Default" table:number-columns-repeated="256"/>
        </table:table-row>
        <table:table-row table:style-name="ro1" table:number-rows-repeated="6538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trol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68014-control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4">
            <text:p>4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0/SLRD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5">
            <text:p>5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1/SLWR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">
            <text:p>6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2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3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4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DY5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9">
            <text:p>69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0/FLAGA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0">
            <text:p>70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1/FLAGB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1">
            <text:p>71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2/FLAGC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6">
            <text:p>66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3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67">
            <text:p>67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4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98">
            <text:p>98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CTL5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32">
            <text:p>3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IFCLK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65">
          <table:table-cell table:style-name="Default" table:number-columns-repeated="256"/>
        </table:table-row>
        <table:table-row table:style-name="ro1" table:number-rows-repeated="653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isc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68014-mis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XTALIN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XTALOU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">
            <text:p>1</text:p>
          </table:table-cell>
          <table:table-cell table:style-name="Default"/>
          <table:table-cell table:style-name="Default" office:value-type="string">
            <text:p>clk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CLKOU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MINUS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DPLUS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99">
            <text:p>99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dot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\_RESET\_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01">
            <text:p>101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BKP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28">
            <text:p>28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INT4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06">
            <text:p>106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dot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\_INT5\_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XD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53">
            <text:p>53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RXD1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36">
            <text:p>3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SCL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SDA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30">
            <text:p>30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1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31">
            <text:p>31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2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50">
            <text:p>50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XD0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52">
            <text:p>52</text:p>
          </table:table-cell>
          <table:table-cell table:style-name="Default"/>
          <table:table-cell table:style-name="Default" office:value-type="string">
            <text:p>out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TXD1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 table:number-rows-repeated="41">
          <table:table-cell table:style-name="Default" table:number-columns-repeated="256"/>
        </table:table-row>
        <table:table-row table:style-name="ro1" table:number-rows-repeated="654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wer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68014-power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2">
            <text:p>2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107">
            <text:p>107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100">
            <text:p>100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68">
            <text:p>68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64">
            <text:p>64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81">
            <text:p>81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48">
            <text:p>48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VC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10">
            <text:p>10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AVCC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t</text:p>
          </table:table-cell>
          <table:table-cell table:style-name="Default"/>
          <table:table-cell table:style-name="Default" office:value-type="string">
            <text:p>AVCC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3">
            <text:p>3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27">
            <text:p>27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65">
            <text:p>65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80">
            <text:p>80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93">
            <text:p>93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125">
            <text:p>125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116">
            <text:p>116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58">
            <text:p>58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GND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20">
            <text:p>20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AGND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3">
            <text:p>13</text:p>
          </table:table-cell>
          <table:table-cell table:style-name="Default"/>
          <table:table-cell table:style-name="Default" office:value-type="string">
            <text:p>pwr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AGND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33">
            <text:p>33</text:p>
          </table:table-cell>
          <table:table-cell table:style-name="Default"/>
          <table:table-cell table:style-name="Default" office:value-type="string">
            <text:p>in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b</text:p>
          </table:table-cell>
          <table:table-cell table:style-name="Default"/>
          <table:table-cell table:style-name="Default" office:value-type="string">
            <text:p>Reserved(gnd)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14">
            <text:p>1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N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15">
            <text:p>1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N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>
          <table:table-cell table:style-name="Default" office:value-type="float" office:value="16">
            <text:p>1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r</text:p>
          </table:table-cell>
          <table:table-cell table:style-name="Default"/>
          <table:table-cell table:style-name="Default" office:value-type="string">
            <text:p>NC</text:p>
          </table:table-cell>
          <table:table-cell table:style-name="Default" table:number-columns-repeated="3"/>
          <table:table-cell table:number-columns-repeated="3"/>
          <table:table-cell table:style-name="Default"/>
          <table:table-cell table:number-columns-repeated="242"/>
        </table:table-row>
        <table:table-row table:style-name="ro1" table:number-rows-repeated="36">
          <table:table-cell table:style-name="Default" table:number-columns-repeated="256"/>
        </table:table-row>
        <table:table-row table:style-name="ro1" table:number-rows-repeated="654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a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68014-porta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82">
            <text:p>82</text:p>
          </table:table-cell>
          <table:table-cell table:style-name="Default" office:value-type="float" office:value="22">
            <text:p>22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0/\_int0\_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3">
            <text:p>83</text:p>
          </table:table-cell>
          <table:table-cell table:style-name="Default" office:value-type="float" office:value="23">
            <text:p>23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1/\_int1\_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4">
            <text:p>84</text:p>
          </table:table-cell>
          <table:table-cell table:style-name="Default" office:value-type="float" office:value="24">
            <text:p>24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2/SLOE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5">
            <text:p>85</text:p>
          </table:table-cell>
          <table:table-cell table:style-name="Default" office:value-type="float" office:value="25">
            <text:p>25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3/WU2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89">
            <text:p>8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4/FIFOADDR0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90">
            <text:p>90</text:p>
          </table:table-cell>
          <table:table-cell table:style-name="Default" office:value-type="float" office:value="27">
            <text:p>27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5/FIFOADDR1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91">
            <text:p>91</text:p>
          </table:table-cell>
          <table:table-cell table:style-name="Default" office:value-type="float" office:value="28">
            <text:p>28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6/PKTEND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92">
            <text:p>92</text:p>
          </table:table-cell>
          <table:table-cell table:style-name="Default" office:value-type="float" office:value="29">
            <text:p>29</text:p>
          </table:table-cell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A7/FLAGD/\_SLCS\_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table:number-columns-repeated="10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65">
          <table:table-cell table:style-name="Default" table:number-columns-repeated="256"/>
        </table:table-row>
        <table:table-row table:style-name="ro1" table:number-rows-repeated="6540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b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68014-portb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0/FD[0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45">
            <text:p>4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1/FD[1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46">
            <text:p>4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2/FD[2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3/FD[3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54">
            <text:p>5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4/FD[4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5/FD[5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56">
            <text:p>5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6/FD[6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57">
            <text:p>5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B7/FD[7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45">
          <table:table-cell table:style-name="Default" table:number-columns-repeated="256"/>
        </table:table-row>
        <table:table-row table:style-name="ro1" table:number-rows-repeated="6542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c" table:style-name="ta1" table:print="false"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68014-port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72">
            <text:p>7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0/GPIFADR0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3">
            <text:p>7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1/GPIFADR1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4">
            <text:p>7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2/GPIFADR2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5">
            <text:p>7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3/GPIFADR3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6">
            <text:p>76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4/GPIFADR4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7">
            <text:p>77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5/GPIFADR5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8">
            <text:p>7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6/GPIFADR6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79">
            <text:p>7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C7/GPIFADR7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52">
          <table:table-cell table:style-name="Default" table:number-columns-repeated="256"/>
        </table:table-row>
        <table:table-row table:style-name="ro1" table:number-rows-repeated="654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d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68014-portd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102">
            <text:p>10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0/FD[8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03">
            <text:p>10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1/FD[9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04">
            <text:p>10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2/FD[10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05">
            <text:p>10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3/FD[11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21">
            <text:p>12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4/FD[12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22">
            <text:p>12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5/FD[13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23">
            <text:p>12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6/FD[14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24">
            <text:p>12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D7/FD[15]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 table:number-rows-repeated="56">
          <table:table-cell table:style-name="Default" table:number-columns-repeated="256"/>
        </table:table-row>
        <table:table-row table:style-name="ro1" table:number-rows-repeated="6541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rte" table:style-name="ta1" table:print="false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11"/>
        <table:table-column table:style-name="co2" table:number-columns-repeated="249" table:default-cell-style-name="ce11"/>
        <table:table-row table:style-name="ro1">
          <table:table-cell table:style-name="ce1" office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optio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wordswap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otate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ort_labels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generate_pinseq</text:p>
          </table:table-cell>
          <table:table-cell table:style-name="ce4" office:value-type="string">
            <text:p>yes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sym_width</text:p>
          </table:table-cell>
          <table:table-cell table:style-name="ce4" office:value-type="float" office:value="1400">
            <text:p>1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vertic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pinwidthhorizontal</text:p>
          </table:table-cell>
          <table:table-cell table:style-name="ce4" office:value-type="float" office:value="400">
            <text:p>40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5" office:value-type="string">
            <text:p>[geda_attr]</text:p>
          </table:table-cell>
          <table:table-cell table:style-name="ce8" table:number-columns-repeated="5"/>
          <table:table-cell table:style-name="ce14"/>
          <table:table-cell table:number-columns-repeated="249"/>
        </table:table-row>
        <table:table-row table:style-name="ro1">
          <table:table-cell table:style-name="ce1" office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4" office:value-type="string">
            <text:p>version</text:p>
          </table:table-cell>
          <table:table-cell table:style-name="ce4" office:value-type="string">
            <text:p>20060113 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ame</text:p>
          </table:table-cell>
          <table:table-cell table:style-name="ce4" office:value-type="string">
            <text:p>68014-porte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vice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refdes</text:p>
          </table:table-cell>
          <table:table-cell table:style-name="ce4" office:value-type="string">
            <text:p>U?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footprint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escription</text:p>
          </table:table-cell>
          <table:table-cell table:style-name="ce4" office:value-type="string">
            <text:p>CY7C68014A-128AXC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ocumentation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author</text:p>
          </table:table-cell>
          <table:table-cell table:style-name="ce4" office:value-type="string">
            <text:p>tbennellick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numslots</text:p>
          </table:table-cell>
          <table:table-cell table:style-name="ce4" office:value-type="float" office:value="0">
            <text:p>0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dist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use-license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</text:p>
          </table:table-cell>
          <table:table-cell table:style-name="ce4" office:value-type="float" office:value="1">
            <text:p>1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1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2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3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slotdef</text:p>
          </table:table-cell>
          <table:table-cell table:style-name="ce4" office:value-type="string">
            <text:p>4:</text:p>
          </table:table-cell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style-name="ce4" office:value-type="string">
            <text:p>#comment</text:p>
          </table:table-cell>
          <table:table-cell table:style-name="ce4"/>
          <table:table-cell table:style-name="ce9" table:number-columns-repeated="4"/>
          <table:table-cell table:style-name="ce13" table:number-columns-repeated="250"/>
        </table:table-row>
        <table:table-row table:style-name="ro1">
          <table:table-cell table:number-columns-repeated="256"/>
        </table:table-row>
        <table:table-row table:style-name="ro2">
          <table:table-cell table:style-name="ce3" office:value-type="string">
            <text:p>[pins]</text:p>
          </table:table-cell>
          <table:table-cell table:style-name="ce7" table:number-columns-repeated="5"/>
          <table:table-cell table:style-name="ce12"/>
          <table:table-cell table:number-columns-repeated="249"/>
        </table:table-row>
        <table:table-row table:style-name="ro1">
          <table:table-cell table:style-name="ce1" office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style can be (line,dot,clk,dotclk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posit. can be (l,r,t,b) or empty for net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1">
          <table:table-cell table:style-name="ce1" office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3">
          <table:table-cell table:style-name="ce6" office:value-type="string">
            <text:p>#pinnr</text:p>
          </table:table-cell>
          <table:table-cell table:style-name="ce6" office:value-type="string">
            <text:p>seq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style</text:p>
          </table:table-cell>
          <table:table-cell table:style-name="ce6" office:value-type="string">
            <text:p>posit.</text:p>
          </table:table-cell>
          <table:table-cell table:style-name="ce6" office:value-type="string">
            <text:p>net</text:p>
          </table:table-cell>
          <table:table-cell table:style-name="ce15" office:value-type="string">
            <text:p>label</text:p>
          </table:table-cell>
          <table:table-cell table:style-name="ce13" table:number-columns-repeated="249"/>
        </table:table-row>
        <table:table-row table:style-name="ro1">
          <table:table-cell table:style-name="Default" office:value-type="float" office:value="108">
            <text:p>108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0/T0OU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09">
            <text:p>109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1/T1OU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0">
            <text:p>110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2/T1OU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1">
            <text:p>111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3/RXD0OU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2">
            <text:p>112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4/RXD1OUT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3">
            <text:p>113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5/INT6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4">
            <text:p>114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6/T2EX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style-name="Default" office:value-type="float" office:value="115">
            <text:p>115</text:p>
          </table:table-cell>
          <table:table-cell table:style-name="Default"/>
          <table:table-cell table:style-name="Default" office:value-type="string">
            <text:p>io</text:p>
          </table:table-cell>
          <table:table-cell table:style-name="Default" office:value-type="string">
            <text:p>line</text:p>
          </table:table-cell>
          <table:table-cell table:style-name="Default" office:value-type="string">
            <text:p>l</text:p>
          </table:table-cell>
          <table:table-cell table:style-name="Default"/>
          <table:table-cell table:style-name="Default" office:value-type="string">
            <text:p>PE7/GPIFADR8</text:p>
          </table:table-cell>
          <table:table-cell table:style-name="Default" table:number-columns-repeated="3"/>
          <table:table-cell table:style-name="ce13" table:number-columns-repeated="3"/>
          <table:table-cell table:style-name="Default"/>
          <table:table-cell table:style-name="ce13" table:number-columns-repeated="242"/>
        </table:table-row>
        <table:table-row table:style-name="ro1">
          <table:table-cell table:number-columns-repeated="256"/>
        </table:table-row>
        <table:table-row table:style-name="ro1" table:number-rows-repeated="65">
          <table:table-cell table:style-name="Default" table:number-columns-repeated="256"/>
        </table:table-row>
        <table:table-row table:style-name="ro1" table:number-rows-repeated="654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00:23:4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6-04-10T19:33:07</meta:creation-date>
    <dc:date>2009-05-06T00:23:41</dc:date>
    <dc:language>de-DE</dc:language>
    <meta:editing-cycles>29</meta:editing-cycles>
    <meta:editing-duration>PT11H13M46S</meta:editing-duration>
    <dc:creator>Tom Bennellick</dc:creator>
    <meta:document-statistic meta:table-count="9" meta:cell-count="1386" meta:object-count="0"/>
    <meta:user-defined meta:name="Info 1"/>
    <meta:user-defined meta:name="Info 2"/>
    <meta:user-defined meta:name="Info 3"/>
    <meta:user-defined meta:name="Info 4"/>
  </office:meta>
</office:document-meta>
</file>